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fo:break-before="auto" fo:break-after="auto" table:align="left" fo:keep-with-next="auto" style:may-break-between-rows="true" table:border-model="collapsing"/>
    </style:style>
    <style:style style:name="Table1.A" style:family="table-column">
      <style:table-column-properties style:column-width="1.1896in"/>
    </style:style>
    <style:style style:name="Table1.B" style:family="table-column">
      <style:table-column-properties style:column-width="5.7375in"/>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fo:break-before="auto" fo:break-after="auto" table:align="left" fo:keep-with-next="auto" style:may-break-between-rows="true" table:border-model="collapsing"/>
    </style:style>
    <style:style style:name="Table3.A" style:family="table-column">
      <style:table-column-properties style:column-width="1.5625in"/>
    </style:style>
    <style:style style:name="Table3.B" style:family="table-column">
      <style:table-column-properties style:column-width="5.3646in"/>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71in" fo:margin-left="0in" fo:break-before="auto" fo:break-after="auto" table:align="left" fo:keep-with-next="auto" style:may-break-between-rows="true" table:border-model="collapsing"/>
    </style:style>
    <style:style style:name="Table4.A" style:family="table-column">
      <style:table-column-properties style:column-width="1.5625in"/>
    </style:style>
    <style:style style:name="Table4.B" style:family="table-column">
      <style:table-column-properties style:column-width="5.3646in"/>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71in" fo:margin-left="0in" fo:break-before="auto" fo:break-after="auto" table:align="left" fo:keep-with-next="auto" style:may-break-between-rows="true" table:border-model="collapsing"/>
    </style:style>
    <style:style style:name="Table2.A" style:family="table-column">
      <style:table-column-properties style:column-width="1.5625in"/>
    </style:style>
    <style:style style:name="Table2.B" style:family="table-column">
      <style:table-column-properties style:column-width="5.3646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6.9271in" fo:margin-left="0in" fo:break-before="auto" fo:break-after="auto" table:align="left" fo:keep-with-next="auto" style:may-break-between-rows="true" table:border-model="collapsing"/>
    </style:style>
    <style:style style:name="Table5.A" style:family="table-column">
      <style:table-column-properties style:column-width="1.5625in"/>
    </style:style>
    <style:style style:name="Table5.B" style:family="table-column">
      <style:table-column-properties style:column-width="5.3646in"/>
    </style:style>
    <style:style style:name="Table5.1" style:family="table-row">
      <style:table-row-properties fo:keep-together="auto"/>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71in" fo:margin-left="0in" fo:break-before="auto" fo:break-after="auto" table:align="left" fo:keep-with-next="auto" style:may-break-between-rows="true" table:border-model="collapsing"/>
    </style:style>
    <style:style style:name="Table6.A" style:family="table-column">
      <style:table-column-properties style:column-width="1.5625in"/>
    </style:style>
    <style:style style:name="Table6.B" style:family="table-column">
      <style:table-column-properties style:column-width="5.3646in"/>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3" style:family="table-row">
      <style:table-row-properties fo:keep-together="auto"/>
    </style:style>
    <style:style style:name="P1" style:family="paragraph" style:parent-style-name="Footer">
      <style:paragraph-properties>
        <style:tab-stops>
          <style:tab-stop style:position="3.4626in" style:type="center"/>
          <style:tab-stop style:position="6.0071in"/>
          <style:tab-stop style:position="6.9252in" style:type="right"/>
        </style:tab-stops>
      </style:paragraph-properties>
    </style:style>
    <style:style style:name="P2" style:family="paragraph" style:parent-style-name="Quotations">
      <style:text-properties officeooo:paragraph-rsid="00093e4e"/>
    </style:style>
    <style:style style:name="P3" style:family="paragraph" style:parent-style-name="Quotations">
      <style:text-properties fo:font-weight="bold" officeooo:rsid="00093e4e" officeooo:paragraph-rsid="00093e4e" style:font-weight-asian="bold" style:font-weight-complex="bold"/>
    </style:style>
    <style:style style:name="P4" style:family="paragraph" style:parent-style-name="Quotations">
      <style:text-properties officeooo:rsid="000b0681" officeooo:paragraph-rsid="000b0681"/>
    </style:style>
    <style:style style:name="P5" style:family="paragraph" style:parent-style-name="Quotations">
      <style:text-properties officeooo:rsid="000bf66f" officeooo:paragraph-rsid="000bf66f"/>
    </style:style>
    <style:style style:name="P6" style:family="paragraph" style:parent-style-name="Text_20_body">
      <style:text-properties officeooo:rsid="00093e4e" officeooo:paragraph-rsid="00093e4e"/>
    </style:style>
    <style:style style:name="P7" style:family="paragraph" style:parent-style-name="Text_20_body">
      <style:text-properties officeooo:rsid="00093e4e" officeooo:paragraph-rsid="000b0681"/>
    </style:style>
    <style:style style:name="P8" style:family="paragraph" style:parent-style-name="Text_20_body">
      <style:text-properties officeooo:rsid="000b0681" officeooo:paragraph-rsid="000b0681"/>
    </style:style>
    <style:style style:name="P9" style:family="paragraph" style:parent-style-name="Text_20_body">
      <style:text-properties officeooo:rsid="000bf66f" officeooo:paragraph-rsid="000bf66f"/>
    </style:style>
    <style:style style:name="P10" style:family="paragraph" style:parent-style-name="Text_20_body">
      <style:text-properties officeooo:rsid="000d8ee7" officeooo:paragraph-rsid="000d8ee7"/>
    </style:style>
    <style:style style:name="P11" style:family="paragraph" style:parent-style-name="Text_20_body">
      <style:text-properties officeooo:rsid="000f28d5" officeooo:paragraph-rsid="000f28d5"/>
    </style:style>
    <style:style style:name="P12" style:family="paragraph" style:parent-style-name="Text_20_body">
      <style:text-properties officeooo:rsid="0010b0f4" officeooo:paragraph-rsid="0010b0f4"/>
    </style:style>
    <style:style style:name="P13" style:family="paragraph" style:parent-style-name="Title">
      <style:text-properties officeooo:rsid="00093e4e" officeooo:paragraph-rsid="00093e4e"/>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3e4e" officeooo:paragraph-rsid="00093e4e"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Quotations">
      <style:text-properties officeooo:paragraph-rsid="0036f5bc"/>
    </style:style>
    <style:style style:name="P17" style:family="paragraph" style:parent-style-name="Quotations">
      <style:text-properties officeooo:paragraph-rsid="003ad47c"/>
    </style:style>
    <style:style style:name="P18" style:family="paragraph" style:parent-style-name="Heading_20_1">
      <style:text-properties officeooo:rsid="00093e4e" officeooo:paragraph-rsid="00093e4e"/>
    </style:style>
    <style:style style:name="P19" style:family="paragraph" style:parent-style-name="Heading_20_1">
      <style:text-properties officeooo:rsid="000b0681" officeooo:paragraph-rsid="000b0681"/>
    </style:style>
    <style:style style:name="P20" style:family="paragraph" style:parent-style-name="Heading_20_1">
      <style:text-properties officeooo:rsid="000bf66f" officeooo:paragraph-rsid="000bf66f"/>
    </style:style>
    <style:style style:name="P21" style:family="paragraph" style:parent-style-name="Heading_20_1">
      <style:text-properties officeooo:rsid="000d8ee7" officeooo:paragraph-rsid="000d8ee7"/>
    </style:style>
    <style:style style:name="P22" style:family="paragraph" style:parent-style-name="Heading_20_1">
      <style:paragraph-properties fo:break-before="auto" fo:break-after="auto"/>
      <style:text-properties officeooo:rsid="00093e4e" officeooo:paragraph-rsid="0011f07b"/>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af6cc" officeooo:paragraph-rsid="00136a43"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af6cc" officeooo:paragraph-rsid="0023cff2"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af6cc" officeooo:paragraph-rsid="000af6cc"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af6cc" officeooo:paragraph-rsid="0015c6d5"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af6cc" officeooo:paragraph-rsid="0028bc9f"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Heading_20_2">
      <style:text-properties officeooo:rsid="000f28d5" officeooo:paragraph-rsid="000f28d5"/>
    </style:style>
    <style:style style:name="P29" style:family="paragraph" style:parent-style-name="Heading_20_2">
      <style:text-properties officeooo:rsid="00203ad6" officeooo:paragraph-rsid="00203ad6"/>
    </style:style>
    <style:style style:name="P30" style:family="paragraph" style:parent-style-name="Heading_20_2">
      <style:text-properties officeooo:rsid="003ddfd8" officeooo:paragraph-rsid="003ddfd8"/>
    </style:style>
    <style:style style:name="P31" style:family="paragraph" style:parent-style-name="Text_20_body">
      <style:paragraph-properties fo:break-before="page"/>
      <style:text-properties officeooo:rsid="00093e4e" officeooo:paragraph-rsid="002c0a7d"/>
    </style:style>
    <style:style style:name="P32" style:family="paragraph" style:parent-style-name="Text_20_body" style:list-style-name="L2">
      <style:text-properties officeooo:rsid="000d8ee7" officeooo:paragraph-rsid="000d8ee7"/>
    </style:style>
    <style:style style:name="P33" style:family="paragraph" style:parent-style-name="Text_20_body">
      <style:text-properties officeooo:paragraph-rsid="000bf66f"/>
    </style:style>
    <style:style style:name="P34" style:family="paragraph" style:parent-style-name="Text_20_body">
      <style:text-properties officeooo:rsid="000bf66f" officeooo:paragraph-rsid="000bf66f"/>
    </style:style>
    <style:style style:name="P35" style:family="paragraph" style:parent-style-name="Text_20_body">
      <style:text-properties officeooo:rsid="00203ad6" officeooo:paragraph-rsid="00203ad6"/>
    </style:style>
    <style:style style:name="P36" style:family="paragraph" style:parent-style-name="Text_20_body" style:list-style-name="L4">
      <style:text-properties officeooo:paragraph-rsid="0021ebb6"/>
    </style:style>
    <style:style style:name="P37" style:family="paragraph" style:parent-style-name="Text_20_body">
      <style:text-properties officeooo:rsid="0021ebb6" officeooo:paragraph-rsid="0021ebb6"/>
    </style:style>
    <style:style style:name="P38" style:family="paragraph" style:parent-style-name="Text_20_body">
      <style:text-properties officeooo:rsid="00093e4e" officeooo:paragraph-rsid="0015c6d5"/>
    </style:style>
    <style:style style:name="P39" style:family="paragraph" style:parent-style-name="Text_20_body">
      <style:text-properties officeooo:rsid="00093e4e" officeooo:paragraph-rsid="002c0a7d"/>
    </style:style>
    <style:style style:name="P40" style:family="paragraph" style:parent-style-name="Text_20_body">
      <style:text-properties officeooo:rsid="00093e4e" officeooo:paragraph-rsid="00093e4e"/>
    </style:style>
    <style:style style:name="P41" style:family="paragraph" style:parent-style-name="Text_20_body">
      <style:text-properties fo:font-size="10pt" officeooo:rsid="00093e4e" officeooo:paragraph-rsid="002c0a7d" style:font-size-asian="10pt" style:font-size-complex="10pt"/>
    </style:style>
    <style:style style:name="P42" style:family="paragraph" style:parent-style-name="Text_20_body">
      <style:text-properties fo:font-size="10pt" officeooo:rsid="00136a43" officeooo:paragraph-rsid="0028bc9f" style:font-size-asian="10pt" style:font-size-complex="10pt"/>
    </style:style>
    <style:style style:name="P43" style:family="paragraph" style:parent-style-name="Text_20_body">
      <style:text-properties fo:font-size="10pt" fo:font-weight="bold" officeooo:rsid="00136a43" officeooo:paragraph-rsid="00136a43" style:font-size-asian="10pt" style:font-weight-asian="bold" style:font-size-complex="10pt" style:font-weight-complex="bold"/>
    </style:style>
    <style:style style:name="P44" style:family="paragraph" style:parent-style-name="Text_20_body">
      <style:text-properties fo:font-size="10pt" fo:font-weight="bold" officeooo:rsid="00136a43" officeooo:paragraph-rsid="0023cff2" style:font-size-asian="10pt" style:font-weight-asian="bold" style:font-size-complex="10pt" style:font-weight-complex="bold"/>
    </style:style>
    <style:style style:name="P45" style:family="paragraph" style:parent-style-name="Text_20_body">
      <style:text-properties fo:font-size="10pt" fo:font-weight="bold" officeooo:rsid="0023cff2" officeooo:paragraph-rsid="0023cff2" style:font-size-asian="10pt" style:font-weight-asian="bold" style:font-size-complex="10pt" style:font-weight-complex="bold"/>
    </style:style>
    <style:style style:name="P46" style:family="paragraph" style:parent-style-name="Text_20_body">
      <style:text-properties fo:font-size="10pt" fo:font-weight="bold" officeooo:rsid="00288f52" officeooo:paragraph-rsid="00288f52" style:font-size-asian="10pt" style:font-weight-asian="bold" style:font-size-complex="10pt" style:font-weight-complex="bold"/>
    </style:style>
    <style:style style:name="P47" style:family="paragraph" style:parent-style-name="Text_20_body">
      <style:text-properties officeooo:rsid="0032562a" officeooo:paragraph-rsid="0032562a"/>
    </style:style>
    <style:style style:name="P48" style:family="paragraph" style:parent-style-name="Text_20_body">
      <style:text-properties officeooo:rsid="0033dde2" officeooo:paragraph-rsid="0033dde2"/>
    </style:style>
    <style:style style:name="P49" style:family="paragraph" style:parent-style-name="Text_20_body">
      <style:text-properties officeooo:rsid="003550cc" officeooo:paragraph-rsid="003550cc"/>
    </style:style>
    <style:style style:name="P50" style:family="paragraph" style:parent-style-name="Text_20_body">
      <style:text-properties officeooo:rsid="000f28d5" officeooo:paragraph-rsid="000f28d5"/>
    </style:style>
    <style:style style:name="P51" style:family="paragraph" style:parent-style-name="Text_20_body">
      <style:text-properties officeooo:rsid="0036f5bc" officeooo:paragraph-rsid="0036f5bc"/>
    </style:style>
    <style:style style:name="P52" style:family="paragraph" style:parent-style-name="Text_20_body">
      <style:text-properties officeooo:rsid="003ae2bc" officeooo:paragraph-rsid="003ae2bc"/>
    </style:style>
    <style:style style:name="P53" style:family="paragraph" style:parent-style-name="Text_20_body">
      <style:text-properties officeooo:rsid="003af67a" officeooo:paragraph-rsid="003af67a"/>
    </style:style>
    <style:style style:name="P54" style:family="paragraph" style:parent-style-name="Text_20_body">
      <style:text-properties officeooo:rsid="003fa6b6" officeooo:paragraph-rsid="003fa6b6"/>
    </style:style>
    <style:style style:name="P55" style:family="paragraph" style:parent-style-name="Text_20_body">
      <style:text-properties officeooo:rsid="00404cbd" officeooo:paragraph-rsid="00404cbd"/>
    </style:style>
    <style:style style:name="P56" style:family="paragraph" style:parent-style-name="Text_20_body">
      <style:text-properties officeooo:rsid="0044e8b4" officeooo:paragraph-rsid="0044e8b4"/>
    </style:style>
    <style:style style:name="P57" style:family="paragraph" style:parent-style-name="Text_20_body">
      <style:text-properties officeooo:rsid="00484e2f" officeooo:paragraph-rsid="00484e2f"/>
    </style:style>
    <style:style style:name="P58" style:family="paragraph" style:parent-style-name="Text_20_body">
      <style:text-properties officeooo:rsid="0048a72b" officeooo:paragraph-rsid="0048a72b"/>
    </style:style>
    <style:style style:name="T1" style:family="text">
      <style:text-properties fo:font-size="9pt" fo:font-weight="bold" officeooo:rsid="001407e3" style:font-size-asian="9pt" style:font-weight-asian="bold" style:font-size-complex="9pt" style:font-weight-complex="bold"/>
    </style:style>
    <style:style style:name="T2" style:family="text">
      <style:text-properties officeooo:rsid="001407e3"/>
    </style:style>
    <style:style style:name="T3" style:family="text">
      <style:text-properties officeooo:rsid="00093e4e"/>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bold" officeooo:rsid="00093e4e" style:font-style-asian="normal" style:font-weight-asian="bold" style:font-style-complex="normal" style:font-weight-complex="bold"/>
    </style:style>
    <style:style style:name="T7" style:family="text">
      <style:text-properties officeooo:rsid="000b0681"/>
    </style:style>
    <style:style style:name="T8" style:family="text">
      <style:text-properties fo:font-weight="bold" style:font-weight-asian="bold" style:font-weight-complex="bold"/>
    </style:style>
    <style:style style:name="T9" style:family="text">
      <style:text-properties fo:font-weight="bold" officeooo:rsid="00288f52" style:font-weight-asian="bold" style:font-weight-complex="bold"/>
    </style:style>
    <style:style style:name="T10" style:family="text">
      <style:text-properties fo:font-weight="bold" officeooo:rsid="00136a43" style:font-weight-asian="bold" style:font-weight-complex="bold"/>
    </style:style>
    <style:style style:name="T11" style:family="text">
      <style:text-properties fo:font-weight="bold" officeooo:rsid="0025399f" style:font-weight-asian="bold" style:font-weight-complex="bold"/>
    </style:style>
    <style:style style:name="T12" style:family="text">
      <style:text-properties officeooo:rsid="000bf66f"/>
    </style:style>
    <style:style style:name="T13" style:family="text">
      <style:text-properties officeooo:rsid="0010b0f4"/>
    </style:style>
    <style:style style:name="T14" style:family="text">
      <style:text-properties officeooo:rsid="0011f07b"/>
    </style:style>
    <style:style style:name="T15" style:family="text">
      <style:text-properties officeooo:rsid="0011f07b" fo:background-color="#ffff00" loext:char-shading-value="0"/>
    </style:style>
    <style:style style:name="T16" style:family="text">
      <style:text-properties officeooo:rsid="00136a43"/>
    </style:style>
    <style:style style:name="T17" style:family="text">
      <style:text-properties officeooo:rsid="0015c6d5"/>
    </style:style>
    <style:style style:name="T18" style:family="text">
      <style:text-properties officeooo:rsid="001aba14"/>
    </style:style>
    <style:style style:name="T19" style:family="text">
      <style:text-properties style:font-name="Bitstream Vera Sans Mono" fo:font-size="9pt" officeooo:rsid="00203ad6" style:font-size-asian="9pt" style:font-size-complex="9pt"/>
    </style:style>
    <style:style style:name="T20" style:family="text">
      <style:text-properties style:font-name="Bitstream Vera Sans Mono" fo:font-size="9pt" officeooo:rsid="0021ebb6" style:font-size-asian="9pt" style:font-size-complex="9pt"/>
    </style:style>
    <style:style style:name="T21" style:family="text">
      <style:text-properties officeooo:rsid="0023cff2"/>
    </style:style>
    <style:style style:name="T22" style:family="text">
      <style:text-properties officeooo:rsid="0025399f"/>
    </style:style>
    <style:style style:name="T23" style:family="text">
      <style:text-properties officeooo:rsid="002baa37"/>
    </style:style>
    <style:style style:name="T24" style:family="text">
      <style:text-properties officeooo:rsid="0033dde2"/>
    </style:style>
    <style:style style:name="T25" style:family="text">
      <style:text-properties officeooo:rsid="003550cc"/>
    </style:style>
    <style:style style:name="T26" style:family="text">
      <style:text-properties officeooo:rsid="0036f7fe"/>
    </style:style>
    <style:style style:name="T27" style:family="text">
      <style:text-properties officeooo:rsid="003750dc"/>
    </style:style>
    <style:style style:name="T28" style:family="text">
      <style:text-properties officeooo:rsid="00380a0e"/>
    </style:style>
    <style:style style:name="T29" style:family="text">
      <style:text-properties officeooo:rsid="003ae2bc"/>
    </style:style>
    <style:style style:name="T30" style:family="text">
      <style:text-properties officeooo:rsid="003af67a"/>
    </style:style>
    <style:style style:name="T31" style:family="text">
      <style:text-properties officeooo:rsid="003cc761"/>
    </style:style>
    <style:style style:name="T32" style:family="text">
      <style:text-properties officeooo:rsid="0048a72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Using sub-version with EpiData</text:p>
      <text:p text:style-name="P12">Indicate revision history here<text:line-break/>v 1.0 April 4th 2018 (tc). v1.1 language clarification (jl)</text:p>
      <text:h text:style-name="P18" text:outline-level="1">EpiData repository layout:</text:h>
      <text:p text:style-name="P6">In EpiData we follow the recommended structure of a subversion repository:</text:p>
      <table:table table:name="Table1" table:style-name="Table1">
        <table:table-column table:style-name="Table1.A"/>
        <table:table-column table:style-name="Table1.B"/>
        <table:table-row table:style-name="Table1.1">
          <table:table-cell table:style-name="Table1.A1" office:value-type="string">
            <text:p text:style-name="P14">/<text:span text:style-name="T3">&lt;root&gt;</text:span></text:p>
          </table:table-cell>
          <table:table-cell table:style-name="Table1.B1" office:value-type="string">
            <text:p text:style-name="P15">The &lt;root&gt; is the name of the repository. This could be Core, Manager, ... etc.</text:p>
          </table:table-cell>
        </table:table-row>
        <table:table-row>
          <table:table-cell table:style-name="Table1.A2" office:value-type="string">
            <text:p text:style-name="P14"><text:s/>- /<text:span text:style-name="T3">trunk</text:span></text:p>
          </table:table-cell>
          <table:table-cell table:style-name="Table1.B2" office:value-type="string">
            <text:p text:style-name="P15">Trunk is where the main development of the programs <text:span text:style-name="T13">reside</text:span>. Minor fixes, updates, etc. should be <text:span text:style-name="T13">made</text:span> here. </text:p>
          </table:table-cell>
        </table:table-row>
        <table:table-row>
          <table:table-cell table:style-name="Table1.A2" office:value-type="string">
            <text:p text:style-name="P14"><text:s/>- /<text:span text:style-name="T3">tags</text:span></text:p>
          </table:table-cell>
          <table:table-cell table:style-name="Table1.B2" office:value-type="string">
            <text:p text:style-name="P15">Tags is where “finalized” versions are placed. Once we have decided on a final state of a program, it is given a new version number and copied to “tags” under the given version number (eg. Release_4_2_0_0)</text:p>
            <text:p text:style-name="P15">Although it is possible to modify code in the /tags folder, this is highly disc<text:span text:style-name="T13">our</text:span>aged (and not recommended by subversion either) as this should represent a “final” state of the program<text:span text:style-name="T13"> at that development stage</text:span>.</text:p>
          </table:table-cell>
        </table:table-row>
        <table:table-row>
          <table:table-cell table:style-name="Table1.A2" office:value-type="string">
            <text:p text:style-name="P14"><text:s/>- /<text:span text:style-name="T3">branches</text:span></text:p>
          </table:table-cell>
          <table:table-cell table:style-name="Table1.B2" office:value-type="string">
            <text:p text:style-name="P15">Branches are used to experiment and work on larger side features/restructuring. eg. the whole Extended Access features was developed in it’s own branch. This is to enable bugfixing in trunk<text:span text:style-name="T13"> without trunk being </text:span>“polluted” by the new features being developed. Bugs fixed in trunk can always be merged into these branches (it is HIGHLY recommended to do so!)</text:p>
          </table:table-cell>
        </table:table-row>
        <table:table-row>
          <table:table-cell table:style-name="Table1.A2" office:value-type="string">
            <text:p text:style-name="P14"><text:s/>- /<text:span text:style-name="T3">fixes</text:span></text:p>
          </table:table-cell>
          <table:table-cell table:style-name="Table1.B2" office:value-type="string">
            <text:p text:style-name="P15">The fixes folder is used <text:span text:style-name="T14">for </text:span>tagged versions of a program <text:span text:style-name="T14">which </text:span>can recieve cherrypicked bug fixes from trunk. If a final version (eg. release_4.2.0.0) has a bug th<text:span text:style-name="T14">at</text:span> needs to be added and deployed/released, create a copy of the tagged version in the “fixes” folder<text:span text:style-name="T14"> and</text:span> apply the bugfix. When enough bugfixes are applied to have a new release, copy from the fixes folder into the tagged folder with a new version (eg. release_4.2.1.0)</text:p>
          </table:table-cell>
        </table:table-row>
      </table:table>
      <text:p text:style-name="P6"/>
      <text:p text:style-name="P38"/>
      <text:p text:style-name="P31">Currently EpiData has th<text:span text:style-name="T23">ese</text:span> repositories:</text:p>
      <text:p text:style-name="P39"><text:span text:style-name="T10"/></text:p>
      <text:p text:style-name="P41"><text:span text:style-name="T10">A: </text:span><text:span text:style-name="T11">Required repositories (needed in order to build the programs)</text:span></text:p>
      <table:table table:name="Table3" table:style-name="Table3">
        <table:table-column table:style-name="Table3.A"/>
        <table:table-column table:style-name="Table3.B"/>
        <table:table-row>
          <table:table-cell table:style-name="Table3.A1" office:value-type="string">
            <text:p text:style-name="P23">Components</text:p>
          </table:table-cell>
          <table:table-cell table:style-name="Table3.B1" office:value-type="string">
            <text:p text:style-name="P23">Contains all <text:span text:style-name="T14">currently used </text:span>external components used in EpiData programs/libraries. <text:span text:style-name="T17">One </text:span>sub folder for each used component, <text:span text:style-name="T14">which </text:span>must be installed in Lazarus as a packages before compiling the programs.<text:span text:style-name="T14"> Do not update components without making thorough tests and comparisons. Adaptations for specific use in EpiData may have been made. <text:s/></text:span></text:p>
          </table:table-cell>
        </table:table-row>
        <table:table-row>
          <table:table-cell table:style-name="Table3.A2" office:value-type="string">
            <text:p text:style-name="P23">Core</text:p>
          </table:table-cell>
          <table:table-cell table:style-name="Table3.B2" office:value-type="string">
            <text:p text:style-name="P23">The core library of the EpiData software. <text:span text:style-name="T22">Contains two Lazarus packages, a non-visual and a visual packages.</text:span> </text:p>
          </table:table-cell>
        </table:table-row>
      </table:table>
      <text:p text:style-name="P43"/>
      <text:p text:style-name="P45">B: Program specific repositories:</text:p>
      <table:table table:name="Table5" table:style-name="Table5">
        <table:table-column table:style-name="Table5.A"/>
        <table:table-column table:style-name="Table5.B"/>
        <table:table-row table:style-name="Table5.1">
          <table:table-cell table:style-name="Table5.A1" office:value-type="string">
            <text:p text:style-name="P24">Analysis</text:p>
          </table:table-cell>
          <table:table-cell table:style-name="Table5.B1" office:value-type="string">
            <text:p text:style-name="P24">Contains the program EpiData Analysis, <text:span text:style-name="T16">contains as well </text:span>the old 2.2.x (in /tags/) and the new in /trunk<text:span text:style-name="T16"> </text:span></text:p>
          </table:table-cell>
        </table:table-row>
        <table:table-row table:style-name="Table5.1">
          <table:table-cell table:style-name="Table5.A2" office:value-type="string">
            <text:p text:style-name="P25">Entry</text:p>
          </table:table-cell>
          <table:table-cell table:style-name="Table5.B2" office:value-type="string">
            <text:p text:style-name="P25">Contains the programs Entry (final version in /tags/) and EntryClient.</text:p>
          </table:table-cell>
        </table:table-row>
        <table:table-row table:style-name="Table5.1">
          <table:table-cell table:style-name="Table5.A2" office:value-type="string">
            <text:p text:style-name="P23">Manager</text:p>
          </table:table-cell>
          <table:table-cell table:style-name="Table5.B2" office:value-type="string">
            <text:p text:style-name="P23">Contains the program EpiData Manager.</text:p>
          </table:table-cell>
        </table:table-row>
      </table:table>
      <text:p text:style-name="P44"/>
      <text:p text:style-name="P44"><text:span text:style-name="T21">C</text:span>: <text:span text:style-name="T21">B</text:span>uilding and creating install packages. </text:p>
      <table:table table:name="Table4" table:style-name="Table4">
        <table:table-column table:style-name="Table4.A"/>
        <table:table-column table:style-name="Table4.B"/>
        <table:table-row>
          <table:table-cell table:style-name="Table4.A1" office:value-type="string">
            <text:p text:style-name="P23">Builder</text:p>
          </table:table-cell>
          <table:table-cell table:style-name="Table4.B1" office:value-type="string">
            <text:p text:style-name="P26">Contains files important for the build machine. Does not follow the regular svn folder structure.<text:span text:style-name="T14"> The build machine is used to create the install packages to be placed on the web page for download by users.</text:span></text:p>
          </table:table-cell>
        </table:table-row>
        <table:table-row>
          <table:table-cell table:style-name="Table4.A2" office:value-type="string">
            <text:p text:style-name="P26">InstallAnalysis</text:p>
          </table:table-cell>
          <table:table-cell table:style-name="Table4.B2" office:value-type="string">
            <text:p text:style-name="P26"><text:span text:style-name="T17">F</text:span>iles <text:span text:style-name="T17">used </text:span>to creat<text:span text:style-name="T17">e </text:span>installers (windows, linux and mac) for Analysis.<text:span text:style-name="T14"> </text:span></text:p>
          </table:table-cell>
        </table:table-row>
        <table:table-row>
          <table:table-cell table:style-name="Table4.A2" office:value-type="string">
            <text:p text:style-name="P26">InstallEntry</text:p>
          </table:table-cell>
          <table:table-cell table:style-name="Table4.B2" office:value-type="string">
            <text:p text:style-name="P26"><text:span text:style-name="T17">F</text:span>iles <text:span text:style-name="T17">used </text:span>to creat<text:span text:style-name="T17">e </text:span>installers (windows, linux and mac) for<text:span text:style-name="T17"> </text:span>Entry and EntryClient</text:p>
          </table:table-cell>
        </table:table-row>
        <table:table-row>
          <table:table-cell table:style-name="Table4.A2" office:value-type="string">
            <text:p text:style-name="P26">InstallManager</text:p>
          </table:table-cell>
          <table:table-cell table:style-name="Table4.B2" office:value-type="string">
            <text:p text:style-name="P26"><text:span text:style-name="T17">F</text:span>iles <text:span text:style-name="T17">used </text:span>to creat<text:span text:style-name="T17">e </text:span>installers (windows, linux and mac) for<text:span text:style-name="T17"> </text:span>Manager<text:span text:style-name="T14"> </text:span></text:p>
          </table:table-cell>
        </table:table-row>
      </table:table>
      <text:p text:style-name="P43"/>
      <text:p text:style-name="P46">D: Additional repositories:</text:p>
      <table:table table:name="Table6" table:style-name="Table6">
        <table:table-column table:style-name="Table6.A"/>
        <table:table-column table:style-name="Table6.B"/>
        <table:table-row>
          <table:table-cell table:style-name="Table6.A1" office:value-type="string">
            <text:p text:style-name="P27">Docs</text:p>
          </table:table-cell>
          <table:table-cell table:style-name="Table6.B1" office:value-type="string">
            <text:p text:style-name="P27">Contains a variety of documents related to the EpiData programs and principles</text:p>
          </table:table-cell>
        </table:table-row>
        <table:table-row>
          <table:table-cell table:style-name="Table6.A2" office:value-type="string">
            <text:p text:style-name="P27">PlayGround</text:p>
          </table:table-cell>
          <table:table-cell table:style-name="Table6.B2" office:value-type="string">
            <text:p text:style-name="P27">A repository which contains a lot of small programs that have been used to test v<text:span text:style-name="T18">a</text:span>rious components, contructions, etc.. Can be used however you like, it is meant as an easy way to share test code on multiple machines.</text:p>
          </table:table-cell>
        </table:table-row>
        <table:table-row table:style-name="Table6.3">
          <table:table-cell table:style-name="Table6.A2" office:value-type="string">
            <text:p text:style-name="P27">Validate</text:p>
          </table:table-cell>
          <table:table-cell table:style-name="Table6.B2" office:value-type="string">
            <text:p text:style-name="P27">Contains the testing library for Analysis.</text:p>
          </table:table-cell>
        </table:table-row>
      </table:table>
      <text:p text:style-name="P42"><text:span text:style-name="T9"/></text:p>
      <text:p text:style-name="P42"><text:span text:style-name="T9">E</text:span><text:span text:style-name="T8">: Unused or obsolete parts</text:span></text:p>
      <table:table table:name="Table2" table:style-name="Table2">
        <table:table-column table:style-name="Table2.A"/>
        <table:table-column table:style-name="Table2.B"/>
        <table:table-row>
          <table:table-cell table:style-name="Table2.A1" office:value-type="string">
            <text:p text:style-name="P25">AndroidClient</text:p>
          </table:table-cell>
          <table:table-cell table:style-name="Table2.B1" office:value-type="string">
            <text:p text:style-name="P25"><text:span text:style-name="T17">S</text:span>upposed to contain a<text:span text:style-name="T17">n </text:span>EntryClient with support for the Android OS. Development was never started</text:p>
          </table:table-cell>
        </table:table-row>
        <table:table-row>
          <table:table-cell table:style-name="Table2.A2" office:value-type="string">
            <text:p text:style-name="P23">EntryClient</text:p>
          </table:table-cell>
          <table:table-cell table:style-name="Table2.B2" office:value-type="string">
            <text:p text:style-name="P23">Unused reposity – was meant to contain EntryClient by itself, but was never moved for unknown reasons.</text:p>
          </table:table-cell>
        </table:table-row>
        <table:table-row>
          <table:table-cell table:style-name="Table2.A2" office:value-type="string">
            <text:p text:style-name="P25">EpiC</text:p>
          </table:table-cell>
          <table:table-cell table:style-name="Table2.B2" office:value-type="string">
            <text:p text:style-name="P25">Contains the program EpiC – commandline tool. <text:span text:style-name="T17">N</text:span>ot updated for a while.<text:span text:style-name="T16"> </text:span></text:p>
          </table:table-cell>
        </table:table-row>
      </table:table>
      <text:h text:style-name="P22" text:outline-level="1"><text:soft-page-break/>Checkout:</text:h>
      <text:p text:style-name="P7">Checkout is the subversion name for downloading the repository. <text:span text:style-name="T7">It is only nessesary to do this once (unless you delete the harddisk ofcourse... :) )</text:span></text:p>
      <text:p text:style-name="P7">The command downloads the specified repository to the given location:</text:p>
      <text:p text:style-name="P3">svn checkout | co &lt;http location&gt; <text:span text:style-name="T25">[</text:span>&lt;destination&gt;<text:span text:style-name="T25">]</text:span></text:p>
      <text:p text:style-name="P6">For repostories in EpiData this could be (linux paths)</text:p>
      <text:p text:style-name="P2"><text:span text:style-name="T8">svn co </text:span><text:a xlink:type="simple" xlink:href="https://svn.epidata.dk/svn/Core" text:style-name="Internet_20_link" text:visited-style-name="Visited_20_Internet_20_Link"><text:span text:style-name="T8">https://svn.epidata.dk/svn/Core</text:span></text:a><text:span text:style-name="T8"> <text:s/></text:span><text:span text:style-name="T4">/</text:span><text:span text:style-name="T5">home</text:span><text:span text:style-name="T4">/</text:span><text:span text:style-name="T5">torsten/</text:span><text:span text:style-name="T6">EpiData/Core</text:span></text:p>
      <text:p text:style-name="P6">This will download the complete repository <text:span text:style-name="T7">Core/{tags, trunk, ...} to the location /home/torsten/EpiData/Core/{tags, trunk, ...}</text:span></text:p>
      <text:p text:style-name="P49">If the destination is omitted the last folder in the &lt;http location&gt; will be used to download to.</text:p>
      <text:h text:style-name="P19" text:outline-level="1">Updating:</text:h>
      <text:p text:style-name="P8">Before working on the source code it is a good idea (highly recommended) to update the repository with the latest changes. During the update process subversion checks for differences and if possible merges changes. If a file has changes that conflicts you as the user will be ask to make a decision on what to keep and what to discard. </text:p>
      <text:p text:style-name="P8">To update the repository type:</text:p>
      <text:p text:style-name="P4">svn update | up &lt;location&gt;</text:p>
      <text:p text:style-name="P8">For an EpiData repository this could be</text:p>
      <text:p text:style-name="P4">svn up /home/torsten/EpiData/Core</text:p>
      <text:p text:style-name="P8">This will update the entire Core repository. If I only wished to update a part of the repository write:</text:p>
      <text:p text:style-name="P4">svn up /home/torsten/EpiData/trunk</text:p>
      <text:p text:style-name="P8">This will only update trunk. Remember that subversion may also use relative paths, eg. the above and below are equal if the command is run in the folder /home/torsten/EpiData/:</text:p>
      <text:p text:style-name="P4">svn up trunk/</text:p>
      <text:p text:style-name="Text_20_body"/>
      <text:h text:style-name="P19" text:outline-level="1"><text:soft-page-break/>Adding:</text:h>
      <text:p text:style-name="P9">While working on the source code it is often nessesary to create new file that must also be included in repository. The new files are NOT added automatically to the repository, but must be added manually. It is however very simple to do so.</text:p>
      <text:p text:style-name="P5">svn add &lt;file or folder&gt;</text:p>
      <text:p text:style-name="P9">For an EpiData repository this will be:</text:p>
      <text:p text:style-name="P5">svn add Core/trunk/new_file.pas</text:p>
      <text:p text:style-name="P9">This will add the file “new_file.pas” to the repository. It is also add an entire folder, this will include all files in this folder:</text:p>
      <text:p text:style-name="P5">svn add Core/trunk/my_folder/</text:p>
      <text:p text:style-name="P9">Which will add the folder “my_folder” and all files/folders recursively.</text:p>
      <text:p text:style-name="P33"><text:span text:style-name="T12">Once files/folders have been added, they also need to be commited in order for them to be saved to the server.</text:span></text:p>
      <text:h text:style-name="P20" text:outline-level="1">Deleting:</text:h>
      <text:p text:style-name="P9">Sometimes a file or folder becomes obsolete, you make a mistake or something else happens and the file/folder must be removed from the repository. This is done rather easily:</text:p>
      <text:p text:style-name="Quotations">svn delete | del &lt;file or folder&gt;</text:p>
      <text:p text:style-name="P9">For an EpiData repository this will be:</text:p>
      <text:p text:style-name="Quotations">svn del Core/trunk/my_file.pas</text:p>
      <text:p text:style-name="P10">Which will remove the file “my_file.pas” from trunk of the Core repository. You must commit this delete before this change is save to the server.</text:p>
      <text:h text:style-name="P21" text:outline-level="1">Reverting:</text:h>
      <text:p text:style-name="P10">If you make a mistake – small or large – you always have the option to revert those mistakes. As long as the changes hasn’t been commited to the server, it is straight forward to revert these changes:</text:p>
      <text:p text:style-name="Quotations">svn revert [-R] &lt;path or file&gt;</text:p>
      <text:p text:style-name="P10">For an EpiData repository this will be:</text:p>
      <text:p text:style-name="Quotations">svn revert Core/trunk/my_file.pas</text:p>
      <text:p text:style-name="P10"><text:soft-page-break/>This will revert changes in the file “my_file.pas” but nothing else. If you wish to revert ALL changes done in the repository you need to specify the -R switch (recursive) which tells the subversion command to look in ALL subfoldes from the locations you specify:</text:p>
      <text:p text:style-name="Quotations">svn revert -R Core/trunk/*</text:p>
      <text:p text:style-name="P10">This will revert ALL changes in trunk in the Core repository.</text:p>
      <text:p text:style-name="P8"/>
      <text:h text:style-name="P19" text:outline-level="1">Committing:</text:h>
      <text:p text:style-name="P8">Once you are done editing the source code, <text:span text:style-name="T12">adding files</text:span> and wish to save the changes to the server, it needs to be commited. Before commiting is it always a good idea to update first, as this ensures the your repository and the server are on the same version of the repository. After the update <text:span text:style-name="T12">it is time to commit the changes:</text:span></text:p>
      <text:p text:style-name="Quotations">svn commit .</text:p>
      <text:p text:style-name="P9">This will commit the changes in current directory. Don’t forget to add a meaningfull commit message, such that when merging and reverting it will be easy to know what the commit contains.</text:p>
      <text:p text:style-name="P9">It is also recommended to commit often and small changes. Again, this also makes merging or reverting a whole lot easier. Large commits that involves a lot of files have a habit of being hard to merge with branches.</text:p>
      <text:p text:style-name="P9"/>
      <text:h text:style-name="P21" text:outline-level="1">Merging:</text:h>
      <text:p text:style-name="P10">Merging is used for several scenarios:</text:p>
      <text:list xml:id="list2438598596" text:style-name="L2">
        <text:list-item>
          <text:p text:style-name="P32">Creating a new branch to implement implement a feature</text:p>
        </text:list-item>
        <text:list-item>
          <text:p text:style-name="P32">Cherrypicking revision (eg. in /trunk) to merge in another folder (eg. /fixes/...), which is applying a bugfix to a released version of the program</text:p>
        </text:list-item>
        <text:list-item>
          <text:p text:style-name="P32"><text:span text:style-name="T31">Reintegrating</text:span> a development branch back into /trunk</text:p>
        </text:list-item>
      </text:list>
      <text:p text:style-name="P10"/>
      <text:p text:style-name="P10"/>
      <text:h text:style-name="P28" text:outline-level="2">Creating a new branch:</text:h>
      <text:p text:style-name="P11">Although technically this is not a merge, it is placed here because we most often use branches to create features that should be re-integrated into the trunk repository once it has been fully developed. To create a new branch, all you need to do is make a copy of an existing one:</text:p>
      <text:p text:style-name="Text_20_body"><text:soft-page-break/>svn copy | cp &lt;master location&gt; &lt;new branch location&gt;</text:p>
      <text:p text:style-name="P11">This can either be using local placed folders:</text:p>
      <text:p text:style-name="Quotations">svn cp Core/trunk Core/branches/my_new_feature</text:p>
      <text:p text:style-name="P11">Or done remotely (if you do not with to have the complete repository downloaded on the machine):</text:p>
      <text:p text:style-name="P16">svn cp <text:a xlink:type="simple" xlink:href="https://svn.epidata.dk/svn/Core/trunk" text:style-name="Internet_20_link" text:visited-style-name="Visited_20_Internet_20_Link">https://svn.epidata.dk/svn/Core/trunk</text:a> <text:a xlink:type="simple" xlink:href="https://svn.epidata.dk/svn/Core/branches/my_new_feature" text:style-name="Internet_20_link" text:visited-style-name="Visited_20_Internet_20_Link">https://svn.epidata.dk/svn/Core/branches/my_new_feature</text:a></text:p>
      <text:p text:style-name="P51">It is also possible to use relative paths on the server using the syntax ^[/location] – this makes typing much easier. But it is only possible once a repository has been checked out! This line below is equivalent to the one above:</text:p>
      <text:p text:style-name="Quotations">svn cp ^/trunk ^/branches/my_new_feature</text:p>
      <text:p text:style-name="P11">Once completed, you must make an update to the new location to download the files. Don’t forget to add a commit message that is appropriate for the copy.</text:p>
      <text:p text:style-name="P56">It is important that while working on a branch you keep it up-to-date with the original (in this case /trunk). This will make sure that conflicting changes are handled before the reintegration.</text:p>
      <text:p text:style-name="P57">To keep up with the changes in eg. /trunk all that is needed <text:span text:style-name="T32">is:</text:span></text:p>
      <text:p text:style-name="Quotations">cd Core/branches/my_new_feature<text:line-break/>svn merge ^/trunk</text:p>
      <text:p text:style-name="P58">This will merge recent changes in /trunk into the feature branch.</text:p>
      <text:h text:style-name="P29" text:outline-level="2">Cherrypicking:</text:h>
      <text:p text:style-name="P35">When developing it is often that minor bugs are found after the programs have been released and sometimes these bugs are severe enough that an update is required. But in order not to release a new version which contains all new development too, it is better to “cherrypick” these bug fixes. This means the work process may look like this:</text:p>
      <text:list xml:id="list2124297313" text:style-name="L4">
        <text:list-item>
          <text:p text:style-name="P36"><text:span text:style-name="T20">Program is released</text:span></text:p>
        </text:list-item>
        <text:list-item>
          <text:p text:style-name="P36"><text:span text:style-name="T19">Work on new features in /trunk </text:span><text:span text:style-name="T20">(commit each day/new feature)</text:span></text:p>
        </text:list-item>
        <text:list-item>
          <text:p text:style-name="P36"><text:span text:style-name="T19">Bug is reported</text:span></text:p>
        </text:list-item>
        <text:list-item>
          <text:p text:style-name="P36"><text:span text:style-name="T19">Fix the bug and commit the fix (only the code required for the fix should be committed in a single instance)</text:span></text:p>
        </text:list-item>
        <text:list-item>
          <text:p text:style-name="P36"><text:span text:style-name="T19">Cherrypick this revision into the appropriate fixes branch!</text:span></text:p>
        </text:list-item>
      </text:list>
      <text:p text:style-name="P37">The way to cherrypick revision is done like this:</text:p>
      <text:p text:style-name="Quotations">svn merge <text:span text:style-name="T27">(</text:span>-cX | -rX:Y<text:span text:style-name="T27">)*</text:span> &lt;http location&gt; <text:span text:style-name="T26">[local folder]</text:span></text:p>
      <text:p text:style-name="P47"><text:soft-page-break/>To pick out a single revision to merge use -c and if you wish to pick a range of revision use -r. It is important to understand that when using -rX:Y the revision specified by X is NOT included (read the subversion manual to understand why it is this way.... ). It<text:span text:style-name="T28"> also perfectly possible to specify more than a single -cX or -rX:Y.</text:span></text:p>
      <text:p text:style-name="P47">For an EpiData repository this will be:</text:p>
      <text:p text:style-name="P17">cd Core/fixed/release_4_2_0_0<text:line-break/>svn merge -c100 ^/<text:span text:style-name="T24">trunk</text:span></text:p>
      <text:p text:style-name="P48">This will cherrypick revision 100 from /trunk into the 4.2.0.0 release.</text:p>
      <text:p text:style-name="Quotations"><text:span text:style-name="T29">s</text:span>vn merge -r99:10<text:span text:style-name="T29">2</text:span> ^/trunk</text:p>
      <text:p text:style-name="P52">The above will merge revision 100, 101 and 102 into the 4.2.0.0 release. <text:span text:style-name="T30">Here is an example of combining:</text:span></text:p>
      <text:p text:style-name="Quotations">svn merge -c100 -r102:105 ^/trunk</text:p>
      <text:p text:style-name="P53">This will merge revisions 100, 103, 104, 105 into the 4.2.0.0 release.</text:p>
      <text:p text:style-name="P52"/>
      <text:h text:style-name="P30" text:outline-level="2">Reintegration:</text:h>
      <text:p text:style-name="P54">When you are done working on a new feature in a seperate branch and wish to add it to the code back into /trunk it is called reintegration. If you have made sure to keep the branch up to date with the development in /trunk it is very simple to do the reintegration:</text:p>
      <text:p text:style-name="Quotations">svn merge &lt;http branch location&gt;</text:p>
      <text:p text:style-name="P55">So for the core repository it would be:</text:p>
      <text:p text:style-name="Quotations">cd Core/trunk<text:line-break/>svn merge ^/branches/my_feature</text:p>
      <text:p text:style-name="P55">This will merge the feature branch into trunk. After the merge the feature branch should be deleted as further work on the branch and reintegrating again will not work.</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auto-update="true" style:class="html">
      <loext:graphic-properties draw:fill="none" draw:fill-color="#729fcf"/>
      <style:paragraph-properties fo:margin-left="0.3937in" fo:margin-right="0.3937in" fo:margin-top="0in" fo:margin-bottom="0.1965in" loext:contextual-spacing="false" fo:text-indent="0in" style:auto-text-indent="false" fo:background-color="transparent" style:shadow="none">
        <style:tab-stops/>
      </style:paragraph-properties>
      <style:text-properties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4626in" style:type="center"/>
          <style:tab-stop style:position="6.0071in"/>
          <style:tab-stop style:position="6.9252in" style:type="right"/>
        </style:tab-stops>
      </style:paragraph-properties>
    </style:style>
    <style:style style:name="MT1" style:family="text">
      <style:text-properties fo:font-size="9pt" fo:font-weight="bold" officeooo:rsid="001407e3" style:font-size-asian="9pt" style:font-weight-asian="bold" style:font-size-complex="9pt" style:font-weight-complex="bold"/>
    </style:style>
    <style:style style:name="MT2" style:family="text">
      <style:text-properties officeooo:rsid="001407e3"/>
    </style:style>
    <style:page-layout style:name="Mpm1">
      <style:page-layout-properties fo:page-width="8.5in" fo:page-height="11in" style:num-format="1" style:print-orientation="portrait" fo:margin-top="0.7874in" fo:margin-bottom="0.716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EpiData svn repository documentation</text:span><text:span text:style-name="MT2"><text:tab/><text:tab/>page </text:span><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4T14:28:43.458238045</meta:creation-date>
    <dc:date>2018-04-05T10:07:16.692489655</dc:date>
    <meta:editing-duration>PT2H21S</meta:editing-duration>
    <meta:editing-cycles>51</meta:editing-cycles>
    <meta:generator>LibreOffice/6.0.2.1.0$Linux_X86_64 LibreOffice_project/00m0$Build-1</meta:generator>
    <meta:document-statistic meta:table-count="6" meta:image-count="0" meta:object-count="0" meta:page-count="7" meta:paragraph-count="140" meta:word-count="1907" meta:character-count="11468" meta:non-whitespace-character-count="9688"/>
  </office:meta>
</office:document-meta>
</file>